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 style:master-page-name="Standard">
      <style:paragraph-properties fo:text-align="end" style:justify-single-word="false" style:page-number="auto"/>
    </style:style>
    <style:style style:name="P7" style:family="paragraph" style:parent-style-name="Standard">
      <style:paragraph-properties fo:text-align="center" style:justify-single-word="false"/>
      <style:text-properties fo:font-size="16pt" style:font-size-asian="16pt"/>
    </style:style>
    <style:style style:name="P8" style:family="paragraph" style:parent-style-name="Standard" style:list-style-name="L1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style:font-size-asian="12pt"/>
    </style:style>
    <style:style style:name="P10" style:family="paragraph" style:parent-style-name="List_20_Paragraph">
      <style:text-properties fo:font-size="12pt" style:font-size-asian="12pt"/>
    </style:style>
    <style:style style:name="P11" style:family="paragraph" style:parent-style-name="List_20_Paragraph" style:list-style-name="WWNum3">
      <style:text-properties fo:font-size="12pt" style:font-size-asian="12pt"/>
    </style:style>
    <style:style style:name="P12" style:family="paragraph" style:parent-style-name="List_20_Paragraph" style:list-style-name="WWNum1">
      <style:text-properties fo:font-size="12pt" style:font-size-asian="12pt"/>
    </style:style>
    <style:style style:name="P13" style:family="paragraph" style:parent-style-name="List_20_Paragraph" style:list-style-name="L2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List_20_Paragraph" style:list-style-name="L3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List_20_Paragraph" style:list-style-name="WWNum1">
      <style:paragraph-properties fo:margin-left="0in" fo:margin-right="0in" fo:text-indent="0in" style:auto-text-indent="false"/>
      <style:text-properties fo:font-size="12pt" style:font-size-asian="12pt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aron Jencks</text:p>
      <text:p text:style-name="P1">Collin Fischels</text:p>
      <text:p text:style-name="P1"/>
      <text:p text:style-name="P2">Project Charter</text:p>
      <text:p text:style-name="P2"/>
      <text:p text:style-name="Standard"><text:span text:style-name="T1">Project Name: </text:span><text:span text:style-name="T3">Red Pitaya</text:span></text:p>
      <text:p text:style-name="P3">Project Manager: <text:span text:style-name="T3">Aaron Jencks</text:span></text:p>
      <text:p text:style-name="P3">Sponsor: <text:span text:style-name="T3">Steve Long</text:span></text:p>
      <text:p text:style-name="P3">Customer: <text:span text:style-name="T3">Rockwell Collins</text:span></text:p>
      <text:p text:style-name="P3">Start Date: <text:span text:style-name="T3">1/19/2018 </text:span>End Date: <text:span text:style-name="T3">5/8/2018</text:span></text:p>
      <text:p text:style-name="P3">Budget: <text:span text:style-name="T3">$500</text:span></text:p>
      <text:p text:style-name="P3">Known Constraints:</text:p>
      <text:list xml:id="list6446885843279830427" text:style-name="L1">
        <text:list-item>
          <text:p text:style-name="P8">Team of 3 people</text:p>
        </text:list-item>
        <text:list-item>
          <text:p text:style-name="P8">Must be done by the end of the semester</text:p>
        </text:list-item>
        <text:list-item>
          <text:p text:style-name="P8">Must not exceed the allocated budget</text:p>
        </text:list-item>
      </text:list>
      <text:p text:style-name="Standard"><text:span text:style-name="T1">Project Goal: </text:span><text:span text:style-name="T2">Create a software defined radio using the kit provided, and integrated with software. <text:s/>It will be able to receive and transmit signals via an antenna attached to the hardware. Look into using it as a piece of test equipment (using it as an oscilloscope, spectrum analyzer, etc...)</text:span></text:p>
      <text:p text:style-name="P3">Requirements/Scope:</text:p>
      <text:p text:style-name="P9"><text:bookmark text:name="_GoBack"/>The hardware will be responsible for:</text:p>
      <text:list xml:id="list2160686652931853194" text:style-name="WWNum3">
        <text:list-item>
          <text:p text:style-name="P11">Communicating with the antenna</text:p>
        </text:list-item>
        <text:list-item>
          <text:p text:style-name="P11">Filtering input to the correct frequency and amplifying it to a detectable voltage level</text:p>
        </text:list-item>
        <text:list-item>
          <text:p text:style-name="P11">Transmitting data via the antenna using the output from the software</text:p>
        </text:list-item>
      </text:list>
      <text:p text:style-name="P9">The software will be responsible for:</text:p>
      <text:list xml:id="list8048926539999560904" text:style-name="WWNum1">
        <text:list-item>
          <text:p text:style-name="P12">Automatic Gain Control (AGC)</text:p>
        </text:list-item>
        <text:list-item>
          <text:p text:style-name="P12">Retrieving the intelligence from the Waveform</text:p>
        </text:list-item>
        <text:list-item>
          <text:p text:style-name="P12"><text:soft-page-break/>Amplifying the intelligence to an audible volume</text:p>
        </text:list-item>
        <text:list-item>
          <text:p text:style-name="P12">Determining if there is data that needs to be transmitted, via either an analog input, or a serial/parallel input port.</text:p>
          <text:list>
            <text:list-item>
              <text:p text:style-name="P12">This implies that the software will also be responsible to generating the correct AM/FM waveform for the corresponding data being input.</text:p>
              <text:p text:style-name="P15">The project is considered complete when the team can demonstrate a working software controlled radio to the customer.</text:p>
            </text:list-item>
          </text:list>
        </text:list-item>
      </text:list>
      <text:p text:style-name="P10"/>
      <text:p text:style-name="P4">Milestones/Deliverables:</text:p>
      <text:list xml:id="list1412516258470691564" text:style-name="L2">
        <text:list-item>
          <text:p text:style-name="P13">Completing the charter</text:p>
        </text:list-item>
        <text:list-item>
          <text:p text:style-name="P13">Obtaining the SDR</text:p>
        </text:list-item>
        <text:list-item>
          <text:p text:style-name="P13">Getting the SDR to work:</text:p>
          <text:list>
            <text:list-item>
              <text:p text:style-name="P13">Prove that the SDR can be connected to the computer</text:p>
            </text:list-item>
            <text:list-item>
              <text:p text:style-name="P13">Prove that the SDR can be coded, with a simple tutorial</text:p>
            </text:list-item>
            <text:list-item>
              <text:p text:style-name="P13">Prove that the SDR can transmit radio signals</text:p>
            </text:list-item>
            <text:list-item>
              <text:p text:style-name="P13">Prove that the SDR can receive radio signals</text:p>
            </text:list-item>
          </text:list>
        </text:list-item>
        <text:list-item>
          <text:p text:style-name="P13">Present the working final product to the customer/sponsor</text:p>
        </text:list-item>
      </text:list>
      <text:p text:style-name="P4">Risks:</text:p>
      <text:list xml:id="list4720309572974606802" text:style-name="L3">
        <text:list-item>
          <text:p text:style-name="P14">The SDR does not work upon reception (12%)</text:p>
          <text:list>
            <text:list-item>
              <text:p text:style-name="P14">Must spend time getting a second one</text:p>
            </text:list-item>
          </text:list>
        </text:list-item>
        <text:list-item>
          <text:p text:style-name="P14">Programming the SDR takes longer than expected (75%)</text:p>
          <text:list>
            <text:list-item>
              <text:p text:style-name="P14">Must spend extra time getting software to work.</text:p>
            </text:list-item>
          </text:list>
        </text:list-item>
      </text:list>
      <text:p text:style-name="P4">Team:</text:p>
      <text:p text:style-name="P5">Aaron Jencks (Project Manager)</text:p>
      <text:p text:style-name="P5">Collin Fischels (CO-Project Manager)</text:p>
      <text:p text:style-name="P5">Jacob (Third Wheel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ron Joseph Jencks</meta:initial-creator>
    <dc:creator>Aaron Jencks</dc:creator>
    <meta:editing-cycles>14</meta:editing-cycles>
    <meta:creation-date>2018-01-19T15:30:00</meta:creation-date>
    <dc:date>2018-01-22T12:15:13.91</dc:date>
    <meta:editing-duration>PT26M7S</meta:editing-duration>
    <meta:generator>OpenOffice/4.1.5$Win32 OpenOffice.org_project/415m1$Build-9789</meta:generator>
    <meta:document-statistic meta:table-count="0" meta:image-count="0" meta:object-count="0" meta:page-count="2" meta:paragraph-count="44" meta:word-count="341" meta:character-count="2003"/>
    <meta:user-defined meta:name="AppVersion">16.0000</meta:user-defined>
    <meta:user-defined meta:name="Company">Kirkwood Community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